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1c29ec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1a58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span text:style-name="T1">工作终结</text:span></text:p>
      <text:p text:style-name="P1"><text:tab/>今天，我在linux系统下面对github进行了链接。我一天学习到了对于github工具最基本的应用，可以对他人github之中的文件进行下载，同时可以对自己本地文件进行上传到自己的github之中，和他人实现文件共享。</text:p>
      <text:p text:style-name="P1"><text:tab/>Android方面我学习到了对于数据库文件的创建。实现一个类继承自SQLiteOpenHelper，同时实现里面需要实现的MyOpenHelper的构造器，onCreate方法和onUpgrade方法。此类中的onCreate方法是数据库在第一次被调用的时候被执行，数据库文件已经创建了就不会在执行此oncreate方法了，onUpgrade方法在版本被更新时进行调用此方法适合做表结构的更新。同时也学习了用一个Xml<text:span text:style-name="T2">PullParser的接口对xml文件进行解析。</text:span></text:p>
      <text:p text:style-name="P2"><text:tab/>同时使用模拟的xml文件使用Xml<text:span text:style-name="T2">PullParser</text:span>做了一个天气预报功能的查询app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08:07:45.883487101</meta:creation-date>
    <dc:date>2017-08-01T08:33:43.270397971</dc:date>
    <meta:editing-duration>PT1M47S</meta:editing-duration>
    <meta:editing-cycles>1</meta:editing-cycles>
    <meta:document-statistic meta:table-count="0" meta:image-count="0" meta:object-count="0" meta:page-count="1" meta:paragraph-count="4" meta:word-count="268" meta:character-count="403" meta:non-whitespace-character-count="391"/>
    <meta:generator>LibreOffice/5.1.6.2$Linux_X86_64 LibreOffice_project/10m0$Build-2</meta:generator>
  </office:meta>
</office:document-meta>
</file>